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reformatted-Text">Documento de prueba</text:p>
        <text:p text:style-name="Preformatted-Text"/>
        <text:p text:style-name="Preformatted-Text">Cambio con éxito!</text:p>
        <text:p text:style-name="Preformatted-Text"/>
        <text:p text:style-name="Preformatted-Text"/>
        <text:p text:style-name="Preformatted-Text"/>
        <text:p text:style-name="Preformatted-Text"/>
        <text:p text:style-name="Preformatted-Text"/>
        <text:p text:style-name="Preformatted-Text"/>
        <text:p text:style-name="Preformatted-Text"/>
        <text:p text:style-name="Preformatted-Text"/>
        <text:p text:style-name="Preformatted-Text"/>
        <text:p text:style-name="Preformatted-Text">Hola esto es una prueba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DejaVu Sans Mono" svg:font-family="DejaVu Sans Mono"/>
  </office:font-face-decls>
  <office:styles>
    <style:default-style style:family="paragraph">
      <style:paragraph-properties style:tab-stop-distance="0.4925in"/>
    </style:default-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Liberation Serif" fo:font-size="12pt" fo:language="en" fo:country="US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  <style:style style:family="paragraph" style:name="Preformatted-Text" style:display-name="Preformatted Text" style:parent-style-name="Normal" style:next-style-name="Preformatted-Text">
      <style:paragraph-properties fo:margin-top="0in" fo:margin-bottom="0in"/>
      <style:text-properties style:font-name="DejaVu Sans Mono" fo:font-size="10pt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dc:creator>Raúl Loza</dc:creator>
    <dc:date>2013-02-19T12:36:25</dc:date>
  </office:meta>
</office:document-meta>
</file>